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E00000113EBD3C5D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6.454cm" svg:height="7.274cm" svg:x="0.346cm" svg:y="0.326cm">
          <draw:image xlink:href="Pictures/100002010000026E00000113EBD3C5D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06T15:24:44.828290679</dc:date>
    <meta:document-statistic meta:object-count="1"/>
    <meta:generator>LibreOffice/4.1.3.2$Linux_X86_64 LibreOffice_project/410m0$Build-2</meta:generator>
  </office:meta>
</office:document-meta>
</file>